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3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"/>
    </style:style>
    <style:style style:name="P4" style:family="paragraph">
      <style:paragraph-properties fo:text-align="start"/>
      <style:text-properties style:font-name="Ubuntu Mono" fo:font-size="32pt"/>
    </style:style>
    <style:style style:name="P5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0pt"/>
    </style:style>
    <style:style style:name="T1" style:family="text">
      <style:text-properties style:font-name="Ubuntu Mono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you're working on alone. </text:p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4" draw:layer="layout" svg:width="25.199cm" svg:height="12.179cm" svg:x="1.4cm" svg:y="4.912cm" presentation:class="subtitle" presentation:user-transformed="true">
          <draw:text-box>
            <text:p text:style-name="P3"><text:span text:style-name="T1">$ git init</text:span></text:p>
            <text:p text:style-name="P3"><text:span text:style-name="T1"/></text:p>
            <text:p text:style-name="P3"><text:span text:style-name="T1">$ git status</text:span></text:p>
            <text:p text:style-name="P3"><text:span text:style-name="T1"/></text:p>
            <text:p text:style-name="P3"><text:span text:style-name="T1">$ git add .</text:span></text:p>
            <text:p text:style-name="P3"><text:span text:style-name="T1"/></text:p>
            <text:p text:style-name="P3"><text:span text:style-name="T1">$ </text:span><text:span text:style-name="T1">echo '*.aux' &gt;&gt; .gitignore</text:span></text:p>
            <text:p text:style-name="P3"/>
            <text:p text:style-name="P3"><text:span text:style-name="T1">$ </text:span><text:span text:style-name="T1">git commit -m 'initial commit'</text:span></text:p>
            <text:p text:style-name="P3"><text:span text:style-name="T1">$ </text:span><text:span text:style-name="T1">git commit -am 'this is a useful comment'</text:span></text:p>
          </draw:text-box>
        </draw:frame>
        <draw:frame draw:style-name="gr2" draw:text-style-name="P5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Remote repository!</text:p>
            <text:p text:style-name="P2"/>
            <text:p text:style-name="P2"><text:span text:style-name="T2">github.com</text:span></text:p>
            <text:p text:style-name="P2"><text:span text:style-name="T2">bitbucket.org</text:span></text:p>
            <text:p text:style-name="P2"/>
            <text:p text:style-name="P2"><text:span text:style-name="T1">$ git remote add origin https://github.com/fuzzylogic2000/getgit.git</text:span></text:p>
            <text:p text:style-name="P2"><text:span text:style-name="T1"/></text:p>
            <text:p text:style-name="P2"><text:span text:style-name="T1">$ git push -u origin master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You work on a bigger programming project.</text:p>
            <text:p text:style-name="P2"/>
            <text:list text:style-name="L2">
              <text:list-item>
                <text:p text:style-name="P2">You always need (some) working code</text:p>
              </text:list-item>
              <text:list-item>
                <text:p text:style-name="P2">Many (&gt;1) peole work on different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4" draw:layer="layout" svg:width="25.199cm" svg:height="12.179cm" svg:x="1.4cm" svg:y="4.912cm" presentation:class="subtitle" presentation:user-transformed="true">
          <draw:text-box>
            <text:p text:style-name="P4"><text:span text:style-name="T1">$ git clone</text:span></text:p>
            <text:p text:style-name="P4"><text:span text:style-name="T1"/></text:p>
            <text:p text:style-name="P4"><text:span text:style-name="T1">$ git branch</text:span></text:p>
            <text:p text:style-name="P4"><text:span text:style-name="T1"/></text:p>
            <text:p text:style-name="P4"><text:span text:style-name="T1">$ git checkout</text:span></text:p>
            <text:p text:style-name="P4"><text:span text:style-name="T1"/></text:p>
            <text:p text:style-name="P4"><text:span text:style-name="T1">$ </text:span><text:span text:style-name="T1">git fetch</text:span></text:p>
            <text:p text:style-name="P4"/>
            <text:p text:style-name="P4"><text:span text:style-name="T1">$ </text:span><text:span text:style-name="T1">git merge</text:span></text:p>
          </draw:text-box>
        </draw:frame>
        <draw:frame draw:style-name="gr3" draw:text-style-name="P5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3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You want to contribute to an open project.</text:p>
            <text:p text:style-name="P2"/>
            <text:list text:style-name="L2">
              <text:list-item>
                <text:p text:style-name="P2">Fork!</text:p>
                <text:p text:style-name="P2">Git add remote upstream ...</text:p>
                <text:p text:style-name="P2"/>
                <text:p text:style-name="P2"/>
              </text:list-item>
              <text:list-item>
                <text:p text:style-name="P2">Pull reque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28M27S</meta:editing-duration>
    <meta:editing-cycles>5</meta:editing-cycles>
    <dc:date>2015-02-12T16:27:00.976015937</dc:date>
    <meta:generator>LibreOffice/4.2.7.2$Linux_X86_64 LibreOffice_project/420m0$Build-2</meta:generator>
    <meta:document-statistic meta:object-count="47"/>
  </office:meta>
</office:document-meta>
</file>